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5693"/>
    </style:style>
    <style:style style:name="P2" style:family="paragraph" style:parent-style-name="Standard">
      <style:text-properties officeooo:paragraph-rsid="001456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Оралхан Бөкей - Қайдасың, қасқа құлыным</text:p>
      <text:p text:style-name="P1">Қайдасың_-қасқа-құлыным-2-бөлім</text:p>
      <text:p text:style-name="P1">https://drive.google.com/file/d/14aAhJxaw2_nmfbv31wvaYqjv-1PoqC-U/view?usp=sharing</text:p>
      <text:p text:style-name="P1"/>
      <text:p text:style-name="P1">Қайдасың_-қасқа-құлыным-1-бөлім</text:p>
      <text:p text:style-name="P1">https://drive.google.com/file/d/1AGqTD2a5lSrL-8Dbhp_D_hZ5GDruPKLO/view?usp=sharing</text:p>
      <text:p text:style-name="P1"/>
      <text:p text:style-name="P1">Қайдасың_-қасқа-құлыным-3-бөлім</text:p>
      <text:p text:style-name="P1">https://drive.google.com/file/d/1NBKpISlvi58mi5IwHoZpL_zp2BeiGbhJ/view?usp=sharing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11:29:15.173084100</meta:creation-date>
    <dc:date>2022-01-10T10:51:10.586706916</dc:date>
    <meta:editing-duration>PT14M10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7" meta:word-count="12" meta:character-count="378" meta:non-whitespace-character-count="373"/>
  </office:meta>
</office:document-meta>
</file>